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Table_20_Contents">
      <style:text-properties style:font-name="Liberation Sans" officeooo:rsid="00164190" officeooo:paragraph-rsid="00164190"/>
    </style:style>
    <style:style style:name="P2" style:family="paragraph" style:parent-style-name="Title">
      <style:text-properties officeooo:rsid="00164190" officeooo:paragraph-rsid="00164190"/>
    </style:style>
    <style:style style:name="P3" style:family="paragraph" style:parent-style-name="Text_20_body">
      <style:text-properties officeooo:rsid="00164190" officeooo:paragraph-rsid="00164190"/>
    </style:style>
    <style:style style:name="P4" style:family="paragraph" style:parent-style-name="Text_20_body">
      <style:text-properties officeooo:paragraph-rsid="00164190"/>
    </style:style>
    <style:style style:name="P5" style:family="paragraph" style:parent-style-name="Text_20_body">
      <style:text-properties style:use-window-font-color="true" fo:font-weight="normal" officeooo:rsid="0029ee1f" officeooo:paragraph-rsid="0029ee1f" style:font-weight-asian="normal" style:font-weight-complex="normal"/>
    </style:style>
    <style:style style:name="P6" style:family="paragraph" style:parent-style-name="Text_20_body">
      <style:text-properties style:use-window-font-color="true" fo:font-weight="bold" officeooo:rsid="001b3576" officeooo:paragraph-rsid="001b3576" style:font-weight-asian="bold" style:font-weight-complex="bold"/>
    </style:style>
    <style:style style:name="P7" style:family="paragraph" style:parent-style-name="Text_20_body">
      <style:text-properties style:use-window-font-color="true" fo:font-weight="bold" officeooo:rsid="0029ee1f" officeooo:paragraph-rsid="0029ee1f" style:font-weight-asian="bold" style:font-weight-complex="bold"/>
    </style:style>
    <style:style style:name="P8" style:family="paragraph" style:parent-style-name="Text_20_body" style:list-style-name="L3">
      <style:text-properties officeooo:paragraph-rsid="00293a86"/>
    </style:style>
    <style:style style:name="P9" style:family="paragraph" style:parent-style-name="Text_20_body" style:list-style-name="L3">
      <style:text-properties fo:color="#ff0000" fo:font-weight="normal" officeooo:rsid="00250d83" officeooo:paragraph-rsid="00293a86" style:font-weight-asian="normal" style:font-weight-complex="normal"/>
    </style:style>
    <style:style style:name="P10" style:family="paragraph" style:parent-style-name="Text_20_body" style:list-style-name="L4">
      <style:text-properties fo:font-weight="normal" officeooo:rsid="001a4a17" officeooo:paragraph-rsid="001a4a17" style:font-weight-asian="normal" style:font-weight-complex="normal"/>
    </style:style>
    <style:style style:name="P11" style:family="paragraph" style:parent-style-name="Text_20_body" style:list-style-name="L4">
      <style:text-properties style:use-window-font-color="true" fo:font-weight="normal" officeooo:rsid="001a4a17" officeooo:paragraph-rsid="001a4a17" style:font-weight-asian="normal" style:font-weight-complex="normal"/>
    </style:style>
    <style:style style:name="P12" style:family="paragraph" style:parent-style-name="Text_20_body" style:list-style-name="L5">
      <style:text-properties style:use-window-font-color="true" fo:font-weight="normal" officeooo:rsid="0029ee1f" officeooo:paragraph-rsid="0029ee1f" style:font-weight-asian="normal" style:font-weight-complex="normal"/>
    </style:style>
    <style:style style:name="P13" style:family="paragraph" style:parent-style-name="Text_20_body" style:list-style-name="L6">
      <style:text-properties style:use-window-font-color="true" fo:font-weight="normal" officeooo:rsid="001dd6f3" officeooo:paragraph-rsid="001dd6f3" style:font-weight-asian="normal" style:font-weight-complex="normal"/>
    </style:style>
    <style:style style:name="P14" style:family="paragraph" style:parent-style-name="Text_20_body" style:list-style-name="L6">
      <style:text-properties style:use-window-font-color="true" fo:font-weight="normal" officeooo:rsid="001df1c4" officeooo:paragraph-rsid="001df1c4" style:font-weight-asian="normal" style:font-weight-complex="normal"/>
    </style:style>
    <style:style style:name="P15" style:family="paragraph" style:parent-style-name="Text_20_body">
      <style:text-properties style:use-window-font-color="true" fo:font-weight="normal" officeooo:rsid="001df1c4" officeooo:paragraph-rsid="001df1c4" style:font-weight-asian="normal" style:font-weight-complex="normal"/>
    </style:style>
    <style:style style:name="P16" style:family="paragraph" style:parent-style-name="Text_20_body" style:list-style-name="L7">
      <style:text-properties style:use-window-font-color="true" fo:font-weight="normal" officeooo:rsid="0030673b" officeooo:paragraph-rsid="0030673b" style:font-weight-asian="normal" style:font-weight-complex="normal"/>
    </style:style>
    <style:style style:name="P17" style:family="paragraph" style:parent-style-name="Text_20_body">
      <style:text-properties style:use-window-font-color="true" fo:font-weight="bold" officeooo:rsid="002cd9c4" officeooo:paragraph-rsid="002cd9c4" style:font-weight-asian="bold" style:font-weight-complex="bold"/>
    </style:style>
    <style:style style:name="P18" style:family="paragraph" style:parent-style-name="Table_20_Contents" style:list-style-name="L1">
      <style:text-properties style:font-name="Liberation Sans" officeooo:rsid="00164190" officeooo:paragraph-rsid="00164190"/>
    </style:style>
    <style:style style:name="P19" style:family="paragraph" style:parent-style-name="Table_20_Contents" style:list-style-name="L2">
      <style:text-properties style:font-name="Liberation Sans" officeooo:rsid="00164190" officeooo:paragraph-rsid="00164190"/>
    </style:style>
    <style:style style:name="P20" style:family="paragraph" style:parent-style-name="Heading_20_2">
      <style:text-properties officeooo:rsid="00210066" officeooo:paragraph-rsid="00210066"/>
    </style:style>
    <style:style style:name="P21" style:family="paragraph" style:parent-style-name="Heading_20_1">
      <style:text-properties officeooo:rsid="00164190" officeooo:paragraph-rsid="0016419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fo:color="#0000ff" officeooo:rsid="001df1c4"/>
    </style:style>
    <style:style style:name="T5" style:family="text">
      <style:text-properties fo:color="#0000ff" officeooo:rsid="001dfded"/>
    </style:style>
    <style:style style:name="T6" style:family="text">
      <style:text-properties fo:color="#0000ff" officeooo:rsid="0029f484"/>
    </style:style>
    <style:style style:name="T7" style:family="text">
      <style:text-properties officeooo:rsid="001dd6f3"/>
    </style:style>
    <style:style style:name="T8" style:family="text">
      <style:text-properties fo:color="#ff0000" fo:font-weight="normal" officeooo:rsid="0026fdf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wo</text:p>
      <text:p text:style-name="Text_20_body"><text:span text:style-name="T1">Date: </text:span><text:span text:style-name="T2">14-Aug-2017</text:span></text:p>
      <text:p text:style-name="P3"/>
      <text:h text:style-name="P21" text:outline-level="1">Overview</text:h>
      <table:table table:name="Table1" table:style-name="Table1">
        <table:table-column table:style-name="Table1.A"/>
        <table:table-row>
          <table:table-cell table:style-name="Table1.A1" office:value-type="string">
            <text:p text:style-name="P1">Note: This exercise needs to be done by the end of next week (Week 3) and submitted by Friday, 5 pm.</text:p>
            <text:p text:style-name="P1"/>
            <text:p text:style-name="P1">A painting company has determined that for every 115 square meters of wall space, 1 litre of paint and 8 hours of labor will be required. The company charges $20.00 per hour for labor. Create an application that allows the user to enter the square meters of wall space to be painted and the price of the pain per litre. The program should display the following data:</text:p>
            <text:list xml:id="list135528210" text:style-name="L1">
              <text:list-item>
                <text:p text:style-name="P18">The number of litres of paint required </text:p>
              </text:list-item>
              <text:list-item>
                <text:p text:style-name="P18">The hours of labor required </text:p>
              </text:list-item>
              <text:list-item>
                <text:p text:style-name="P18">The cost of the paint</text:p>
              </text:list-item>
              <text:list-item>
                <text:p text:style-name="P18">The labor charges</text:p>
              </text:list-item>
              <text:list-item>
                <text:p text:style-name="P18">The total cost of the paint job<text:line-break/></text:p>
              </text:list-item>
            </text:list>
            <text:p text:style-name="P1">[Hint: You are expecting the user to input two variable values here which must be numeric and allow decimals etc.]</text:p>
            <text:p text:style-name="P1"/>
            <text:p text:style-name="P1">Deposit the zipped exercise folder with all files for the application. Make sure that you zip the whole folder with all sub-folders. Ideally, you should call this folder Lab2-</text:p>
            <text:p text:style-name="P1"/>
            <text:p text:style-name="P1">Assessment criteria<text:span text:style-name="T7"> – </text:span>To achieve full mark, your solution must:</text:p>
            <text:list xml:id="list337567965" text:style-name="L2">
              <text:list-item>
                <text:p text:style-name="P19">work correctly;</text:p>
              </text:list-item>
              <text:list-item>
                <text:p text:style-name="P19">contain appropriate comments;</text:p>
              </text:list-item>
              <text:list-item>
                <text:p text:style-name="P19">use appropriate indentation; and</text:p>
              </text:list-item>
              <text:list-item>
                <text:p text:style-name="P19">follow conventions for naming variables and methods</text:p>
              </text:list-item>
            </text:list>
          </table:table-cell>
        </table:table-row>
      </table:table>
      <text:p text:style-name="P4"/>
      <text:h text:style-name="P20" text:outline-level="2">Notes</text:h>
      <text:list xml:id="list2646195290" text:style-name="L3">
        <text:list-item>
          <text:p text:style-name="P9">Change the display name of the output variables.</text:p>
        </text:list-item>
        <text:list-item>
          <text:p text:style-name="P8"><text:span text:style-name="T8">Make the spacing between the elements on the form neat.</text:span><text:line-break/></text:p>
        </text:list-item>
      </text:list>
      <text:h text:style-name="Heading_20_1" text:outline-level="1">Variables</text:h>
      <text:p text:style-name="Text_20_body">User input</text:p>
      <text:list xml:id="list4095259613" text:style-name="L4">
        <text:list-item>
          <text:p text:style-name="P10">Square metres to be painted: <text:span text:style-name="T4">inputP</text:span><text:span text:style-name="T3">aintArea</text:span></text:p>
        </text:list-item>
        <text:list-item>
          <text:p text:style-name="P11">Price of paint per litre: <text:span text:style-name="T4">inputP</text:span><text:span text:style-name="T3">aintPrice</text:span></text:p>
        </text:list-item>
      </text:list>
      <text:p text:style-name="P7"><text:soft-page-break/>Execution</text:p>
      <text:list xml:id="list2458205145" text:style-name="L5">
        <text:list-item>
          <text:p text:style-name="P12">Button to compile the input values: <text:span text:style-name="T6">btnSolveValues</text:span></text:p>
        </text:list-item>
      </text:list>
      <text:p text:style-name="P5"/>
      <text:p text:style-name="P6">Program output</text:p>
      <text:list xml:id="list3023920584" text:style-name="L6">
        <text:list-item>
          <text:p text:style-name="P13">Paint required for the job: <text:span text:style-name="T4">outputP</text:span><text:span text:style-name="T3">aintRequired</text:span></text:p>
        </text:list-item>
        <text:list-item>
          <text:p text:style-name="P14">The hours of labor required: <text:span text:style-name="T3">outputLaborHours</text:span></text:p>
        </text:list-item>
        <text:list-item>
          <text:p text:style-name="P14">The cost of the paint: <text:span text:style-name="T3">outputPaintCost</text:span></text:p>
        </text:list-item>
        <text:list-item>
          <text:p text:style-name="P14">The labor charges: <text:span text:style-name="T3">outputLaborCost</text:span></text:p>
        </text:list-item>
        <text:list-item>
          <text:p text:style-name="P14">The total cost of the paint job: <text:span text:style-name="T5">outputOverallCost</text:span></text:p>
        </text:list-item>
      </text:list>
      <text:p text:style-name="P15"><text:span text:style-name="T5"/></text:p>
      <text:p text:style-name="P17">Internal variables:</text:p>
      <text:list xml:id="list2442246433" text:style-name="L7">
        <text:list-item>
          <text:p text:style-name="P16">Paint area: <text:span text:style-name="T3">paintArea</text:span></text:p>
        </text:list-item>
        <text:list-item>
          <text:p text:style-name="P16">Paint price: <text:span text:style-name="T3">paintPr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fo:font-weight="bold" officeooo:rsid="00164190" style:font-weight-asian="bold" style:font-weight-complex="bol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18f608"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7-08-14T18:44:32.517000000</meta:creation-date>
    <dc:date>2017-08-15T17:35:42.648000000</dc:date>
    <dc:creator>James </dc:creator>
    <meta:editing-duration>PT1H5M5S</meta:editing-duration>
    <meta:editing-cycles>22</meta:editing-cycles>
    <meta:generator>LibreOffice/5.3.4.2$Windows_x86 LibreOffice_project/f82d347ccc0be322489bf7da61d7e4ad13fe2ff3</meta:generator>
    <meta:document-statistic meta:table-count="1" meta:image-count="0" meta:object-count="0" meta:page-count="2" meta:paragraph-count="35" meta:word-count="297" meta:character-count="1704" meta:non-whitespace-character-count="1458"/>
  </office:meta>
</office:document-meta>
</file>